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24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1 kWh</text:p>
          </table:table-cell>
          <table:table-cell office:value-type="float" office:value="659.98" calcext:value-type="float">
            <text:p>659.98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3.96" calcext:value-type="float">
            <text:p>3.96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48.59" calcext:value-type="float">
            <text:p>-348.59</text:p>
          </table:table-cell>
          <table:table-cell office:value-type="string" calcext:value-type="string">
            <text:p>T-0</text:p>
          </table:table-cell>
          <table:table-cell office:value-type="float" office:value="399.82" calcext:value-type="float">
            <text:p>399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26 kWh</text:p>
          </table:table-cell>
          <table:table-cell office:value-type="float" office:value="696.15" calcext:value-type="float">
            <text:p>696.1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4.13" calcext:value-type="float">
            <text:p>4.13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67.7" calcext:value-type="float">
            <text:p>-367.7</text:p>
          </table:table-cell>
          <table:table-cell office:value-type="string" calcext:value-type="string">
            <text:p>T-0</text:p>
          </table:table-cell>
          <table:table-cell office:value-type="float" office:value="416.73" calcext:value-type="float">
            <text:p>416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4 kWh</text:p>
          </table:table-cell>
          <table:table-cell office:value-type="float" office:value="754.74" calcext:value-type="float">
            <text:p>754.74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4.4" calcext:value-type="float">
            <text:p>4.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98.63" calcext:value-type="float">
            <text:p>-398.63</text:p>
          </table:table-cell>
          <table:table-cell office:value-type="string" calcext:value-type="string">
            <text:p>T-0</text:p>
          </table:table-cell>
          <table:table-cell office:value-type="float" office:value="444.32" calcext:value-type="float">
            <text:p>444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3 kWh</text:p>
          </table:table-cell>
          <table:table-cell office:value-type="float" office:value="590.83" calcext:value-type="float">
            <text:p>590.8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3.62" calcext:value-type="float">
            <text:p>3.6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12.07" calcext:value-type="float">
            <text:p>-312.07</text:p>
          </table:table-cell>
          <table:table-cell office:value-type="string" calcext:value-type="string">
            <text:p>T-0</text:p>
          </table:table-cell>
          <table:table-cell office:value-type="float" office:value="365.84" calcext:value-type="float">
            <text:p>365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2 kWh</text:p>
          </table:table-cell>
          <table:table-cell office:value-type="float" office:value="733.2" calcext:value-type="float">
            <text:p>733.2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4.29" calcext:value-type="float">
            <text:p>4.2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7.27" calcext:value-type="float">
            <text:p>-387.27</text:p>
          </table:table-cell>
          <table:table-cell office:value-type="string" calcext:value-type="string">
            <text:p>T-0</text:p>
          </table:table-cell>
          <table:table-cell office:value-type="float" office:value="435.25" calcext:value-type="float">
            <text:p>435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8 kWh</text:p>
          </table:table-cell>
          <table:table-cell office:value-type="float" office:value="775.55" calcext:value-type="float">
            <text:p>775.55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4.49" calcext:value-type="float">
            <text:p>4.4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9.62" calcext:value-type="float">
            <text:p>-409.62</text:p>
          </table:table-cell>
          <table:table-cell office:value-type="string" calcext:value-type="string">
            <text:p>T-0</text:p>
          </table:table-cell>
          <table:table-cell office:value-type="float" office:value="453.21" calcext:value-type="float">
            <text:p>453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0 kWh</text:p>
          </table:table-cell>
          <table:table-cell office:value-type="float" office:value="787.62" calcext:value-type="float">
            <text:p>787.62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16.01" calcext:value-type="float">
            <text:p>-416.01</text:p>
          </table:table-cell>
          <table:table-cell office:value-type="string" calcext:value-type="string">
            <text:p>T-0</text:p>
          </table:table-cell>
          <table:table-cell office:value-type="float" office:value="458.6" calcext:value-type="float">
            <text:p>45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47 kWh</text:p>
          </table:table-cell>
          <table:table-cell office:value-type="float" office:value="837.1" calcext:value-type="float">
            <text:p>837.1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4.77" calcext:value-type="float">
            <text:p>4.7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42.13" calcext:value-type="float">
            <text:p>-442.13</text:p>
          </table:table-cell>
          <table:table-cell office:value-type="string" calcext:value-type="string">
            <text:p>T-0</text:p>
          </table:table-cell>
          <table:table-cell office:value-type="float" office:value="481.85" calcext:value-type="float">
            <text:p>481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8 kWh</text:p>
          </table:table-cell>
          <table:table-cell office:value-type="float" office:value="829.2" calcext:value-type="float">
            <text:p>829.2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4.74" calcext:value-type="float">
            <text:p>4.7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7.41" calcext:value-type="float">
            <text:p>-437.41</text:p>
          </table:table-cell>
          <table:table-cell office:value-type="string" calcext:value-type="string">
            <text:p>T-0</text:p>
          </table:table-cell>
          <table:table-cell office:value-type="float" office:value="478.3" calcext:value-type="float">
            <text:p>47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41 kWh</text:p>
          </table:table-cell>
          <table:table-cell office:value-type="float" office:value="768.49" calcext:value-type="float">
            <text:p>768.49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05.13" calcext:value-type="float">
            <text:p>-405.13</text:p>
          </table:table-cell>
          <table:table-cell office:value-type="string" calcext:value-type="string">
            <text:p>T-0</text:p>
          </table:table-cell>
          <table:table-cell office:value-type="float" office:value="449.26" calcext:value-type="float">
            <text:p>449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2 kWh</text:p>
          </table:table-cell>
          <table:table-cell office:value-type="float" office:value="772.47" calcext:value-type="float">
            <text:p>772.47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4.46" calcext:value-type="float">
            <text:p>4.4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07.22" calcext:value-type="float">
            <text:p>-407.22</text:p>
          </table:table-cell>
          <table:table-cell office:value-type="string" calcext:value-type="string">
            <text:p>T-0</text:p>
          </table:table-cell>
          <table:table-cell office:value-type="float" office:value="450.82" calcext:value-type="float">
            <text:p>450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45 kWh</text:p>
          </table:table-cell>
          <table:table-cell office:value-type="float" office:value="791.27" calcext:value-type="float">
            <text:p>791.27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4.55" calcext:value-type="float">
            <text:p>4.5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17.13" calcext:value-type="float">
            <text:p>-417.13</text:p>
          </table:table-cell>
          <table:table-cell office:value-type="string" calcext:value-type="string">
            <text:p>T-0</text:p>
          </table:table-cell>
          <table:table-cell office:value-type="float" office:value="459.47" calcext:value-type="float">
            <text:p>459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4:52.419000000</meta:creation-date>
    <dc:date>2018-03-26T15:50:27.294000000</dc:date>
    <meta:editing-duration>PT5M35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